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6758" officeooo:paragraph-rsid="00076758"/>
    </style:style>
    <style:style style:name="P2" style:family="paragraph" style:parent-style-name="Standard">
      <style:text-properties officeooo:rsid="000a9b5f" officeooo:paragraph-rsid="000a9b5f"/>
    </style:style>
    <style:style style:name="P3" style:family="paragraph" style:parent-style-name="Standard">
      <style:text-properties officeooo:rsid="000c369f" officeooo:paragraph-rsid="000c369f"/>
    </style:style>
    <style:style style:name="P4" style:family="paragraph" style:parent-style-name="Standard">
      <style:text-properties officeooo:rsid="000da11b" officeooo:paragraph-rsid="000da11b"/>
    </style:style>
    <style:style style:name="T1" style:family="text">
      <style:text-properties officeooo:rsid="00095446"/>
    </style:style>
    <style:style style:name="T2" style:family="text">
      <style:text-properties officeooo:rsid="000a9b5f"/>
    </style:style>
    <style:style style:name="T3" style:family="text">
      <style:text-properties officeooo:rsid="000c369f"/>
    </style:style>
    <style:style style:name="T4" style:family="text">
      <style:text-properties officeooo:rsid="000da11b"/>
    </style:style>
    <style:style style:name="T5" style:family="text">
      <style:text-properties officeooo:rsid="000e1b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zeba definiować konstruktory wszędzie tam gdzie w klasie występują wskaźniki.</text:p>
      <text:p text:style-name="P1"><text:s/>Destruktory należy definiować, aby zwalniać dynamicznie przydzieloną pamięć.</text:p>
      <text:p text:style-name="P1"/>
      <text:p text:style-name="P1">2.Po wywołaniu metody PodmieńTablice na rzecz obiektu a zmiany zaszyły także w b,ponieważ domyślny konstruktor kopiujący przy tworzeniu obiektu b skopiował adres tablicy dynamicznej z obiektu a w efekcie czego obiekt wskaźnik obiektu a oraz wskaźnik obiektu b pokazują na ta samą tablice. </text:p>
      <text:p text:style-name="P1">Nie jest to poprawne zachowanie, ponieważ obiekty nie są niezależne bo działają na jednej wspólnej tablicy. Powinniśmy zdefiniować konstruktor kopiujący tak żeby</text:p>
      <text:p text:style-name="P1">tworzył nowy adres dla tej tablicy a nie kopiował adres z obiektu <text:span text:style-name="T1">kopiowanego</text:span>.</text:p>
      <text:p text:style-name="P1"/>
      <text:p text:style-name="P1">3.Błąd wynika z tego ze nie zdefiniowaliśmy <text:span text:style-name="T2">konstruktora kopiującego. Obiekt a i b posługują się tą samą tablicą dynamiczną. Kiedy nasz destruktor usuwa obiekt a to usuwa również tablicę dynamiczną. Przy usuwaniu obiektu b destruktor próbuje usunąć tą samą tablicę dynamiczną,która została przed chwilą usunięta co powoduje błąd.</text:span></text:p>
      <text:p text:style-name="P1"/>
      <text:p text:style-name="P2">4.<text:span text:style-name="T3"> Konstruktor kopiujący tworzy nową, osobną tablice o nowym adresie dla skopiowanego obiektu w efekcie tego każdy skopiowany obiekt ma swoją własną tablicę, a nie tak jak wcześniej używa tablicy obiektu z którego się kopiuje. Naprawia to wcześniejsze błędy.</text:span></text:p>
      <text:p text:style-name="P2"/>
      <text:p text:style-name="P3">5.<text:span text:style-name="T4">Domyślny operator = zachowuje się tak samo jak domyślny konstruktor kopiujący, czyli kopiuje wszystkie elementu obiektu łącznie ze wskaźnikami, co powoduje te same błędy co wcześniej. Jeśli w obiekcie występują wskaźniki to trzeba przeciążyć ten operator.</text:span></text:p>
      <text:p text:style-name="P3"/>
      <text:p text:style-name="P4">6.<text:span text:style-name="T5">Musimy sprawdzić czy obiekt nie ma już zalokowanej pamięci, żeby ją zwolnić jeśli wcześniej została zalokowana. Jeśli tego nie zrobimy utworzymy nową tablicę dla tego obiektu nie usuwając tej starej tablicy. Adresy pokazywane przez wskaźniki są inne dzięki utworzeniu nowej tablicy i jej przekopiowaniu w przeładowanym operator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00:03:21.628000000</meta:creation-date>
    <dc:date>2017-04-07T22:30:11.591000000</dc:date>
    <meta:editing-duration>PT43M8S</meta:editing-duration>
    <meta:editing-cycles>3</meta:editing-cycles>
    <meta:generator>LibreOffice/5.2.4.2$Windows_x86 LibreOffice_project/3d5603e1122f0f102b62521720ab13a38a4e0eb0</meta:generator>
    <meta:document-statistic meta:table-count="0" meta:image-count="0" meta:object-count="0" meta:page-count="1" meta:paragraph-count="9" meta:word-count="267" meta:character-count="1864" meta:non-whitespace-character-count="1604"/>
  </office:meta>
</office:document-meta>
</file>